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55247" officeooo:paragraph-rsid="00155247" style:font-weight-asian="bold" style:font-weight-complex="bold"/>
    </style:style>
    <style:style style:name="P2" style:family="paragraph" style:parent-style-name="Standard">
      <style:paragraph-properties fo:text-align="start" style:justify-single-word="false"/>
      <style:text-properties fo:font-weight="bold" officeooo:rsid="00155247" officeooo:paragraph-rsid="00173ea3" style:font-weight-asian="bold" style:font-weight-complex="bold"/>
    </style:style>
    <style:style style:name="P3" style:family="paragraph" style:parent-style-name="Standard">
      <style:paragraph-properties fo:text-align="start" style:justify-single-word="false"/>
      <style:text-properties fo:font-weight="bold" officeooo:rsid="001d3a43" officeooo:paragraph-rsid="001d3a43" style:font-weight-asian="bold" style:font-weight-complex="bold"/>
    </style:style>
    <style:style style:name="P4" style:family="paragraph" style:parent-style-name="Standard">
      <style:paragraph-properties fo:text-align="center" style:justify-single-word="false"/>
      <style:text-properties fo:font-weight="bold" officeooo:rsid="00155247" officeooo:paragraph-rsid="00155247" style:font-weight-asian="bold" style:font-weight-complex="bold"/>
    </style:style>
    <style:style style:name="P5" style:family="paragraph" style:parent-style-name="Standard">
      <style:paragraph-properties fo:text-align="start" style:justify-single-word="false"/>
      <style:text-properties fo:font-weight="bold" officeooo:rsid="00278031" officeooo:paragraph-rsid="00278031" style:font-weight-asian="bold" style:font-weight-complex="bold"/>
    </style:style>
    <style:style style:name="P6" style:family="paragraph" style:parent-style-name="Standard">
      <style:paragraph-properties fo:text-align="start" style:justify-single-word="false"/>
      <style:text-properties fo:font-size="15pt" fo:font-weight="bold" officeooo:rsid="00173ea3" officeooo:paragraph-rsid="00173ea3"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97218" officeooo:paragraph-rsid="00197218"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fo:font-weight="bold" officeooo:rsid="00155247" officeooo:paragraph-rsid="00155247" style:font-size-asian="15pt" style:font-weight-asian="bold" style:font-size-complex="15pt" style:font-weight-complex="bold"/>
    </style:style>
    <style:style style:name="P9" style:family="paragraph" style:parent-style-name="Standard" style:list-style-name="L1">
      <style:paragraph-properties fo:text-align="start" style:justify-single-word="false"/>
      <style:text-properties fo:font-size="15pt" fo:font-weight="bold" officeooo:rsid="00155247" officeooo:paragraph-rsid="00155247" style:font-size-asian="15pt" style:font-weight-asian="bold" style:font-size-complex="15pt" style:font-weight-complex="bold"/>
    </style:style>
    <style:style style:name="P10" style:family="paragraph" style:parent-style-name="Standard" style:list-style-name="L1">
      <style:paragraph-properties fo:text-align="start" style:justify-single-word="false"/>
      <style:text-properties fo:font-size="15pt" fo:font-weight="bold" officeooo:rsid="00155247" officeooo:paragraph-rsid="00173ea3"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155247" officeooo:paragraph-rsid="00173ea3" style:font-size-asian="15pt" style:font-weight-asian="bold" style:font-size-complex="15pt" style:font-weight-complex="bold"/>
    </style:style>
    <style:style style:name="P12" style:family="paragraph" style:parent-style-name="Standard" style:list-style-name="L1">
      <style:paragraph-properties fo:text-align="start" style:justify-single-word="false"/>
      <style:text-properties fo:font-size="15pt" fo:font-weight="bold" officeooo:rsid="002202f7" officeooo:paragraph-rsid="002202f7" style:font-size-asian="15pt" style:font-weight-asian="bold" style:font-size-complex="15pt" style:font-weight-complex="bold"/>
    </style:style>
    <style:style style:name="P13" style:family="paragraph" style:parent-style-name="Standard" style:list-style-name="L1">
      <style:paragraph-properties fo:text-align="start" style:justify-single-word="false"/>
      <style:text-properties fo:font-size="15pt" fo:font-weight="bold" officeooo:rsid="0020b52e" officeooo:paragraph-rsid="0020b52e"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officeooo:rsid="0024ea51" officeooo:paragraph-rsid="0024ea51" style:font-size-asian="15pt" style:font-size-complex="15pt"/>
    </style:style>
    <style:style style:name="P15"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155247" officeooo:paragraph-rsid="00155247" style:font-size-asian="32pt" style:font-style-asian="italic" style:font-weight-asian="bold" style:font-size-complex="32pt" style:font-style-complex="italic" style:font-weight-complex="bold"/>
    </style:style>
    <style:style style:name="T1" style:family="text">
      <style:text-properties officeooo:rsid="001bbd98"/>
    </style:style>
    <style:style style:name="T2" style:family="text">
      <style:text-properties officeooo:rsid="002202f7"/>
    </style:style>
    <style:style style:name="T3" style:family="text">
      <style:text-properties officeooo:rsid="0023a6a7"/>
    </style:style>
    <style:style style:name="T4" style:family="text">
      <style:text-properties fo:font-weight="bold" style:font-weight-asian="bold" style:font-weight-complex="bold"/>
    </style:style>
    <style:style style:name="T5" style:family="text">
      <style:text-properties fo:font-weight="bold" officeooo:rsid="0024ea51"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ami Mohammed </text:p>
      <text:p text:style-name="P5">Alonso Hugo</text:p>
      <text:p text:style-name="P5">Audoy François</text:p>
      <text:p text:style-name="P1"/>
      <text:p text:style-name="P1"/>
      <text:p text:style-name="P15">Big Data</text:p>
      <text:p text:style-name="P1"/>
      <text:p text:style-name="P6">Introduction :</text:p>
      <text:p text:style-name="P7"><text:span text:style-name="T3"><text:tab/>Avant, l</text:span>es données étaient saisis <text:s/>manuellement, ce qui <text:span text:style-name="T2">limitait la vitesse et la quantité</text:span> <text:s/>de<text:span text:style-name="T2">s</text:span> donnée<text:span text:style-name="T2">s</text:span>. <text:span text:style-name="T2">Par la suite, l</text:span>es utilisateurs ont la possibilité de saisir des informations (exemple : <text:span text:style-name="T2">twitter</text:span>) ce qui a <text:span text:style-name="T2">considérablement </text:span>augmenté le volume des données, <text:span text:style-name="T2">et donc la nécessité de controler cette grande quantité . </text:span>Aujourd’hui , <text:span text:style-name="T2">n</text:span>ous avons les équipements connectés qui <text:span text:style-name="T2">collectent automatiquement</text:span> des données (temperatures, vidéos, …), <text:span text:style-name="T2">ce qui a augmenté la vitesse de création des données,</text:span> et c’est la qu’apparaît l<text:span text:style-name="T2">a nécessité</text:span> du Big Data. </text:p>
      <text:p text:style-name="P8"/>
      <text:list xml:id="list2735294899419037686" text:style-name="L1">
        <text:list-item>
          <text:p text:style-name="P9">Définition &amp; Solutions</text:p>
          <text:list>
            <text:list-item>
              <text:p text:style-name="P9">Définition</text:p>
            </text:list-item>
            <text:list-item>
              <text:p text:style-name="P9">Solutions </text:p>
            </text:list-item>
            <text:list-item>
              <text:p text:style-name="P12">Controverse</text:p>
            </text:list-item>
          </text:list>
        </text:list-item>
        <text:list-item>
          <text:p text:style-name="P9">Utili<text:span text:style-name="T3">sations </text:span></text:p>
          <text:list>
            <text:list-item>
              <text:p text:style-name="P13"><text:span text:style-name="T3">D</text:span>ans la medecine</text:p>
            </text:list-item>
            <text:list-item>
              <text:p text:style-name="P10"><text:span text:style-name="T3">Par l</text:span>es <text:span text:style-name="T3">multinationals </text:span>(Google/Facebook/Twitter ...)</text:p>
            </text:list-item>
          </text:list>
        </text:list-item>
      </text:list>
      <text:p text:style-name="P11"/>
      <text:p text:style-name="P11">Conclusion : </text:p>
      <text:p text:style-name="P14"><text:span text:style-name="T5"><text:tab/>L</text:span><text:span text:style-name="T4">a bonne gestion du big data représente un enjeux majeur pour l’avenir et est la premiére étape vers un monde utopiste, où l’homme est assisté par une intelligence artificiel qui ne cesse d’apprendre .</text:span></text:p>
      <text:p text:style-name="P11"/>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2T13:28:28.408000000</meta:creation-date>
    <dc:date>2016-11-22T13:17:38.121093208</dc:date>
    <meta:editing-duration>PT3H42M4S</meta:editing-duration>
    <meta:editing-cycles>12</meta:editing-cycles>
    <meta:generator>LibreOffice/5.2.2.2.0$Linux_X86_64 LibreOffice_project/20m0$Build-2</meta:generator>
    <meta:document-statistic meta:table-count="0" meta:image-count="0" meta:object-count="0" meta:page-count="1" meta:paragraph-count="15" meta:word-count="152" meta:character-count="969" meta:non-whitespace-character-count="830"/>
  </office:meta>
</office:document-meta>
</file>